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.439cm" fo:min-width="2.607cm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solid" draw:fill-color="#ffffff" draw:textarea-horizontal-align="justify" draw:auto-grow-height="false" fo:min-height="0cm" fo:min-width="0cm"/>
    </style:style>
    <style:style style:name="gr6" style:family="graphic" style:parent-style-name="objectwithoutfill">
      <style:graphic-properties draw:fill="solid" draw:fill-color="#ffffff" draw:textarea-horizontal-align="center"/>
    </style:style>
    <style:style style:name="gr7" style:family="graphic" style:parent-style-name="standard">
      <style:graphic-properties draw:stroke="none" draw:fill="none" draw:fill-color="#ffffff" draw:textarea-horizontal-align="left" draw:auto-grow-height="true" draw:auto-grow-width="false" fo:min-height="0.439cm" fo:min-width="2.607cm"/>
    </style:style>
    <style:style style:name="gr8" style:family="graphic" style:parent-style-name="standard">
      <style:graphic-properties draw:stroke="none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fill-color="#ffffff" draw:textarea-horizontal-align="left" draw:auto-grow-height="true" draw:auto-grow-width="false" fo:min-height="0.337cm" fo:min-width="2.607cm"/>
    </style:style>
    <style:style style:name="gr10" style:family="graphic" style:parent-style-name="objectwithshadow">
      <style:graphic-properties draw:textarea-horizontal-align="left" draw:auto-grow-height="true" draw:auto-grow-width="false" fo:min-height="1.649cm" fo:min-width="3.528cm"/>
    </style:style>
    <style:style style:name="gr11" style:family="graphic" style:parent-style-name="standard">
      <style:graphic-properties draw:stroke="solid" draw:stroke-dash="Fine_20_Dashed_20__28_var_29_" draw:marker-start="Styl_20_šipky_20_1" draw:marker-start-width="0.3cm" draw:marker-end="Styl_20_šipky_20_1" draw:marker-end-width="0.3cm" draw:textarea-horizontal-align="center" draw:textarea-vertical-align="middle"/>
    </style:style>
    <style:style style:name="gr12" style:family="graphic" style:parent-style-name="standard">
      <style:graphic-properties draw:stroke="solid" draw:stroke-dash="Fine_20_Dashed_20__28_var_29_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textarea-horizontal-align="justify" draw:auto-grow-height="false" fo:min-height="0cm" fo:min-width="0cm"/>
    </style:style>
    <style:style style:name="gr14" style:family="graphic" style:parent-style-name="objectwithoutfill">
      <style:graphic-properties draw:textarea-horizontal-align="center"/>
    </style:style>
    <style:style style:name="gr15" style:family="graphic" style:parent-style-name="standard">
      <style:graphic-properties draw:stroke="solid" draw:stroke-dash="Fine_20_Dashed_20__28_var_29_"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fo:min-height="0.662cm"/>
    </style:style>
    <style:style style:name="gr17" style:family="graphic" style:parent-style-name="objectwithoutfill">
      <style:graphic-properties draw:auto-grow-height="false" fo:min-height="0.599cm" fo:min-width="0cm"/>
    </style:style>
    <style:style style:name="gr18" style:family="graphic" style:parent-style-name="objectwithoutfill">
      <style:graphic-properties draw:auto-grow-height="false" fo:min-height="0.599cm" fo:min-width="0cm"/>
    </style:style>
    <style:style style:name="gr19" style:family="graphic" style:parent-style-name="standard">
      <style:graphic-properties draw:stroke="none" draw:fill="none" draw:fill-color="#ffffff" draw:auto-grow-height="true" draw:auto-grow-width="false" fo:min-height="1.653cm" fo:min-width="4.107cm"/>
    </style:style>
    <style:style style:name="gr20" style:family="graphic" style:parent-style-name="measure">
      <style:graphic-properties draw:marker-start="" draw:marker-end="Styl_20_šipky_20_2"/>
    </style:style>
    <style:style style:name="gr21" style:family="graphic" style:parent-style-name="measure">
      <style:graphic-properties draw:marker-start="" draw:marker-end=""/>
    </style:style>
    <style:style style:name="gr22" style:family="graphic" style:parent-style-name="standard">
      <style:graphic-properties draw:stroke="none" draw:fill="none" draw:fill-color="#ffffff" draw:auto-grow-height="true" draw:auto-grow-width="false" fo:min-height="0.328cm" fo:min-width="0.872cm"/>
    </style:style>
    <style:style style:name="gr23" style:family="graphic" style:parent-style-name="standard">
      <style:graphic-properties draw:stroke="none" draw:fill="none" draw:fill-color="#ffffff" draw:auto-grow-height="true" draw:auto-grow-width="false" fo:min-height="0.914cm" fo:min-width="1.393cm"/>
    </style:style>
    <style:style style:name="gr24" style:family="graphic" style:parent-style-name="measure">
      <style:graphic-properties draw:textarea-horizontal-align="center"/>
    </style:style>
    <style:style style:name="gr25" style:family="graphic" style:parent-style-name="measure">
      <style:graphic-properties draw:textarea-horizontal-align="center"/>
    </style:style>
    <style:style style:name="gr26" style:family="graphic" style:parent-style-name="measure">
      <style:graphic-properties draw:marker-start="" draw:marker-end="" draw:textarea-horizontal-align="center"/>
    </style:style>
    <style:style style:name="gr27" style:family="graphic" style:parent-style-name="measure">
      <style:graphic-properties draw:marker-start="" draw:marker-end="Arrow" draw:textarea-horizontal-align="center"/>
    </style:style>
    <style:style style:name="gr28" style:family="graphic" style:parent-style-name="measure">
      <style:graphic-properties draw:marker-start="Arrow" draw:marker-end="" draw:textarea-horizontal-align="center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fo:font-weight="bold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text:enable-numbering="true"/>
      <style:text-properties fo:font-size="10pt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/>
      <style:text-properties style:text-position="super 100%" fo:font-size="10pt" style:font-size-asian="18pt" style:font-size-complex="18pt"/>
    </style:style>
    <style:style style:name="P9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text-align="end"/>
      <style:text-properties fo:font-size="12pt"/>
    </style:style>
    <style:style style:name="P13" style:family="paragraph">
      <style:paragraph-properties fo:margin-left="0cm" fo:margin-right="0cm" text:enable-numbering="false" fo:text-indent="0cm"/>
    </style:style>
    <style:style style:name="P14" style:family="paragraph">
      <style:paragraph-properties text:enable-numbering="false"/>
      <style:text-properties fo:font-size="10pt"/>
    </style:style>
    <style:style style:name="T1" style:family="text">
      <style:text-properties fo:font-size="11pt" fo:font-weight="bold"/>
    </style:style>
    <style:style style:name="T2" style:family="text">
      <style:text-properties fo:font-size="10pt" fo:font-weight="bold"/>
    </style:style>
    <style:style style:name="T3" style:family="text">
      <style:text-properties fo:font-size="10pt"/>
    </style:style>
    <style:style style:name="T4" style:family="text">
      <style:text-properties fo:font-weight="bold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ktura" draw:style-name="dp1" draw:master-page-name="Výchozí">
        <office:forms form:automatic-focus="false" form:apply-design-mode="false"/>
        <draw:g>
          <draw:custom-shape draw:style-name="gr1" draw:text-style-name="P1" draw:layer="layout" svg:width="3.097cm" svg:height="2.995cm" svg:x="-10.469cm" svg:y="7.63cm">
            <text:p text:style-name="P7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3.099cm" svg:height="2.997cm" svg:x="-10.801cm" svg:y="7.949cm">
            <text:p text:style-name="P7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3.097cm" svg:height="2.996cm" svg:x="-11.129cm" svg:y="8.271cm">
            <text:p text:style-name="P7"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1" draw:layer="layout" svg:x1="-11.129cm" svg:y1="8.96cm" svg:x2="-8.032cm" svg:y2="8.96cm">
            <text:p text:style-name="P7"/>
          </draw:line>
        </draw:g>
        <draw:frame draw:style-name="gr3" draw:text-style-name="P3" draw:layer="layout" svg:width="3.097cm" svg:height="0.439cm" svg:x="-11.129cm" svg:y="8.396cm">
          <draw:text-box>
            <text:p text:style-name="P2"><text:span text:style-name="T1">Měřící</text:span><text:span text:style-name="T2"> moduly</text:span></text:p>
          </draw:text-box>
        </draw:frame>
        <draw:frame draw:style-name="gr4" draw:text-style-name="P5" draw:layer="layout" svg:width="2.473cm" svg:height="1.577cm" svg:x="-11.129cm" svg:y="9.085cm">
          <draw:text-box>
            <text:list text:style-name="L1">
              <text:list-item>
                <text:p text:style-name="P4"><text:span text:style-name="T3"><text:s/></text:span><text:span text:style-name="T3">teplota, otáčky</text:span></text:p>
              </text:list-item>
            </text:list>
            <text:list text:style-name="L1">
              <text:list-item>
                <text:p text:style-name="P4"><text:span text:style-name="T3"><text:s/></text:span><text:span text:style-name="T3">CPU, HDD</text:span></text:p>
              </text:list-item>
            </text:list>
            <text:list text:style-name="L1">
              <text:list-item>
                <text:p text:style-name="P4"><text:span text:style-name="T3"><text:s/></text:span><text:span text:style-name="T3">benchmarky</text:span></text:p>
              </text:list-item>
            </text:list>
            <text:list text:style-name="L1">
              <text:list-item>
                <text:p text:style-name="P4"><text:span text:style-name="T3"><text:s/></text:span><text:span text:style-name="T3">...</text:span></text:p>
              </text:list-item>
            </text:list>
          </draw:text-box>
        </draw:frame>
        <draw:g>
          <draw:custom-shape draw:style-name="gr5" draw:text-style-name="P1" draw:layer="layout" svg:width="3.097cm" svg:height="2.995cm" svg:x="2.932cm" svg:y="12.1cm">
            <text:p text:style-name="P7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3.099cm" svg:height="2.997cm" svg:x="2.6cm" svg:y="12.419cm">
            <text:p text:style-name="P7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3.097cm" svg:height="2.996cm" svg:x="2.272cm" svg:y="12.741cm">
            <text:p text:style-name="P7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6" draw:text-style-name="P1" draw:layer="layout" svg:x1="2.272cm" svg:y1="13.43cm" svg:x2="5.369cm" svg:y2="13.43cm">
            <text:p text:style-name="P7"/>
          </draw:line>
        </draw:g>
        <draw:frame draw:style-name="gr7" draw:text-style-name="P6" draw:layer="layout" svg:width="3.097cm" svg:height="0.439cm" svg:x="2.335cm" svg:y="12.866cm">
          <draw:text-box>
            <text:p text:style-name="P2"><text:span text:style-name="T4">Měřící moduly</text:span></text:p>
          </draw:text-box>
        </draw:frame>
        <draw:frame draw:style-name="gr8" draw:layer="layout" svg:width="2.473cm" svg:height="1.577cm" svg:x="2.335cm" svg:y="13.555cm">
          <draw:text-box>
            <text:list text:style-name="L1">
              <text:list-item>
                <text:p text:style-name="P4"><text:s/>teplota, otáčky</text:p>
              </text:list-item>
            </text:list>
            <text:list text:style-name="L1">
              <text:list-item>
                <text:p text:style-name="P4"><text:s/>CPU, HDD</text:p>
              </text:list-item>
            </text:list>
            <text:list text:style-name="L1">
              <text:list-item>
                <text:p text:style-name="P4"><text:s/>benchmarky</text:p>
              </text:list-item>
            </text:list>
            <text:list text:style-name="L1">
              <text:list-item>
                <text:p text:style-name="P4"><text:s/>...</text:p>
              </text:list-item>
            </text:list>
          </draw:text-box>
        </draw:frame>
        <draw:g>
          <draw:g>
            <draw:custom-shape draw:style-name="gr5" draw:text-style-name="P1" draw:layer="layout" svg:width="4.04cm" svg:height="3.114cm" svg:x="9.054cm" svg:y="7.716cm">
              <text:p text:style-name="P7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5" draw:text-style-name="P1" draw:layer="layout" svg:width="4.042cm" svg:height="3.115cm" svg:x="8.621cm" svg:y="8.048cm">
              <text:p text:style-name="P7"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1" draw:layer="layout" svg:width="4.04cm" svg:height="3.115cm" svg:x="8.193cm" svg:y="8.382cm">
              <text:p text:style-name="P7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6" draw:text-style-name="P1" draw:layer="layout" svg:x1="8.193cm" svg:y1="9.099cm" svg:x2="12.233cm" svg:y2="9.099cm">
              <text:p text:style-name="P7"/>
            </draw:line>
          </draw:g>
          <draw:frame draw:style-name="gr9" draw:text-style-name="P6" draw:layer="layout" svg:width="4.268cm" svg:height="0.395cm" svg:x="8.193cm" svg:y="8.539cm">
            <draw:text-box>
              <text:p text:style-name="P2"><text:span text:style-name="T4">Zobrazovací moduly</text:span></text:p>
            </draw:text-box>
          </draw:frame>
          <draw:frame draw:style-name="gr10" draw:text-style-name="P7" draw:layer="layout" svg:width="4.028cm" svg:height="1.971cm" svg:x="8.193cm" svg:y="9.224cm">
            <draw:text-box>
              <text:list text:style-name="L1">
                <text:list-item>
                  <text:p text:style-name="P4"><text:span text:style-name="T3"><text:s/></text:span><text:span text:style-name="T3">SNMP</text:span></text:p>
                </text:list-item>
              </text:list>
              <text:list text:style-name="L1">
                <text:list-item>
                  <text:p text:style-name="P4"><text:span text:style-name="T3"><text:s/></text:span><text:span text:style-name="T3">GTK, Qt</text:span></text:p>
                </text:list-item>
              </text:list>
              <text:list text:style-name="L1">
                <text:list-item>
                  <text:p text:style-name="P4"><text:span text:style-name="T3"><text:s/></text:span><text:span text:style-name="T3">Moodss</text:span></text:p>
                </text:list-item>
              </text:list>
              <text:list text:style-name="L1">
                <text:list-item>
                  <text:p text:style-name="P4"><text:span text:style-name="T3"><text:s/></text:span><text:span text:style-name="T3">CLI</text:span></text:p>
                </text:list-item>
              </text:list>
              <text:list text:style-name="L1">
                <text:list-item>
                  <text:p text:style-name="P4"><text:span text:style-name="T3"><text:s/></text:span><text:span text:style-name="T3">...</text:span></text:p>
                </text:list-item>
              </text:list>
            </draw:text-box>
          </draw:frame>
        </draw:g>
        <draw:connector draw:style-name="gr11" draw:text-style-name="P1" draw:layer="layout" svg:x1="6.709cm" svg:y1="13.586cm" svg:x2="9.671cm" svg:y2="12.159cm" draw:start-shape="id1" draw:start-glue-point="0" draw:end-shape="id2" draw:end-glue-point="4">
          <text:p text:style-name="P7"/>
        </draw:connector>
        <draw:connector draw:style-name="gr11" draw:text-style-name="P8" draw:layer="layout" svg:x1="14.049cm" svg:y1="14.159cm" svg:x2="10.677cm" svg:y2="12.159cm" draw:start-shape="id3" draw:start-glue-point="0" draw:end-shape="id2" draw:end-glue-point="5">
          <text:p text:style-name="P7"/>
        </draw:connector>
        <draw:frame draw:style-name="gr4" draw:text-style-name="P9" draw:layer="layout" svg:width="1.094cm" svg:height="0.395cm" svg:x="12.089cm" svg:y="13.785cm">
          <draw:text-box>
            <text:p text:style-name="P7"><text:span text:style-name="T5">D-BUS</text:span></text:p>
          </draw:text-box>
        </draw:frame>
        <draw:rect draw:style-name="gr12" draw:text-style-name="P1" draw:layer="layout" svg:width="16.997cm" svg:height="8.499cm" svg:x="2.031cm" svg:y="7.483cm">
          <text:p text:style-name="P7"/>
        </draw:rect>
        <draw:frame draw:style-name="gr4" draw:text-style-name="P10" draw:layer="layout" svg:width="1.369cm" svg:height="0.949cm" svg:x="16.89cm" svg:y="7.769cm">
          <draw:text-box>
            <text:p text:style-name="P7"><text:span text:style-name="T6">Lokální</text:span></text:p>
            <text:p text:style-name="P7"><text:span text:style-name="T6">počítač</text:span></text:p>
          </draw:text-box>
        </draw:frame>
        <draw:rect draw:style-name="gr12" draw:text-style-name="P1" draw:layer="layout" svg:width="8.338cm" svg:height="5.558cm" svg:x="2.058cm" svg:y="17.004cm">
          <text:p text:style-name="P7"/>
        </draw:rect>
        <draw:rect draw:style-name="gr12" draw:text-style-name="P1" draw:layer="layout" svg:width="8.285cm" svg:height="5.522cm" svg:x="10.717cm" svg:y="17.004cm">
          <text:p text:style-name="P7"/>
        </draw:rect>
        <draw:frame draw:style-name="gr4" draw:text-style-name="P10" draw:layer="layout" svg:width="1.937cm" svg:height="1.897cm" svg:x="2.218cm" svg:y="17.285cm">
          <draw:text-box>
            <text:p text:style-name="P7"><text:span text:style-name="T6">Vzdálený</text:span></text:p>
            <text:p text:style-name="P7"><text:span text:style-name="T6">počítač se</text:span></text:p>
            <text:p text:style-name="P7"><text:span text:style-name="T6">systémem</text:span></text:p>
            <text:p text:style-name="P7"><text:span text:style-name="T6">Beline</text:span></text:p>
          </draw:text-box>
        </draw:frame>
        <draw:frame draw:style-name="gr4" draw:text-style-name="P12" draw:layer="layout" svg:width="1.937cm" svg:height="1.897cm" svg:x="16.303cm" svg:y="17.286cm">
          <draw:text-box>
            <text:p text:style-name="P11"><text:span text:style-name="T6">Vzdálený</text:span></text:p>
            <text:p text:style-name="P11"><text:span text:style-name="T6">počítač se</text:span></text:p>
            <text:p text:style-name="P11"><text:span text:style-name="T6">systémem</text:span></text:p>
            <text:p text:style-name="P11"><text:span text:style-name="T6">Beline</text:span></text:p>
          </draw:text-box>
        </draw:frame>
        <draw:g draw:id="id4">
          <draw:g>
            <draw:custom-shape draw:style-name="gr13" draw:text-style-name="P1" draw:layer="layout" svg:width="3.252cm" svg:height="2.996cm" svg:x="6.111cm" svg:y="17.805cm">
              <text:p text:style-name="P7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14" draw:text-style-name="P1" draw:layer="layout" svg:x1="6.111cm" svg:y1="18.494cm" svg:x2="9.363cm" svg:y2="18.494cm">
              <text:p text:style-name="P7"/>
            </draw:line>
          </draw:g>
          <draw:frame draw:style-name="gr3" draw:text-style-name="P3" draw:layer="layout" svg:width="1.969cm" svg:height="0.439cm" svg:x="6.926cm" svg:y="17.93cm">
            <draw:text-box>
              <text:p text:style-name="P2"><text:span text:style-name="T2">Traveller</text:span></text:p>
            </draw:text-box>
          </draw:frame>
          <draw:frame draw:style-name="gr4" draw:text-style-name="P14" draw:layer="layout" svg:width="2.347cm" svg:height="1.971cm" svg:x="6.266cm" svg:y="18.619cm">
            <draw:text-box>
              <text:p text:style-name="P13"><text:span text:style-name="T3">modul pro</text:span></text:p>
              <text:p text:style-name="P13"><text:span text:style-name="T3">vzdálenou </text:span></text:p>
              <text:p text:style-name="P13"><text:span text:style-name="T3">komunikaci s </text:span></text:p>
              <text:p text:style-name="P13"><text:span text:style-name="T3">jinými </text:span></text:p>
              <text:p text:style-name="P13"><text:span text:style-name="T3">Beline systémy</text:span></text:p>
            </draw:text-box>
          </draw:frame>
        </draw:g>
        <draw:g draw:id="id6">
          <draw:g>
            <draw:custom-shape draw:style-name="gr13" draw:text-style-name="P1" draw:layer="layout" svg:width="3.287cm" svg:height="2.996cm" svg:x="11.875cm" svg:y="17.805cm">
              <text:p text:style-name="P7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14" draw:text-style-name="P1" draw:layer="layout" svg:x1="11.875cm" svg:y1="18.494cm" svg:x2="15.162cm" svg:y2="18.494cm">
              <text:p text:style-name="P7"/>
            </draw:line>
          </draw:g>
          <draw:frame draw:style-name="gr3" draw:text-style-name="P3" draw:layer="layout" svg:width="1.969cm" svg:height="0.439cm" svg:x="12.725cm" svg:y="17.93cm">
            <draw:text-box>
              <text:p text:style-name="P2"><text:span text:style-name="T2">Traveller</text:span></text:p>
            </draw:text-box>
          </draw:frame>
          <draw:frame draw:style-name="gr4" draw:text-style-name="P14" draw:layer="layout" svg:width="2.347cm" svg:height="1.971cm" svg:x="12.065cm" svg:y="18.619cm">
            <draw:text-box>
              <text:p text:style-name="P13"><text:span text:style-name="T3">modul pro</text:span></text:p>
              <text:p text:style-name="P13"><text:span text:style-name="T3">vzdálenou </text:span></text:p>
              <text:p text:style-name="P13"><text:span text:style-name="T3">komunikaci s </text:span></text:p>
              <text:p text:style-name="P13"><text:span text:style-name="T3">jinými </text:span></text:p>
              <text:p text:style-name="P13"><text:span text:style-name="T3">Beline systémy</text:span></text:p>
            </draw:text-box>
          </draw:frame>
        </draw:g>
        <draw:connector draw:style-name="gr15" draw:text-style-name="P1" draw:layer="layout" svg:x1="7.737cm" svg:y1="17.805cm" svg:x2="16.582cm" svg:y2="15.673cm" draw:start-shape="id4" draw:start-glue-point="0" draw:end-shape="id5">
          <text:p text:style-name="P7"/>
        </draw:connector>
        <draw:connector draw:style-name="gr15" draw:text-style-name="P1" draw:layer="layout" svg:x1="13.518cm" svg:y1="17.805cm" svg:x2="16.582cm" svg:y2="15.673cm" draw:start-shape="id6" draw:start-glue-point="0" draw:end-shape="id5">
          <text:p text:style-name="P7"/>
        </draw:connector>
        <draw:g draw:id="id5">
          <draw:g>
            <draw:custom-shape draw:style-name="gr5" draw:text-style-name="P1" draw:layer="layout" svg:width="3.097cm" svg:height="2.995cm" svg:x="15.364cm" svg:y="12.036cm">
              <text:p text:style-name="P7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5" draw:text-style-name="P1" draw:layer="layout" svg:width="3.099cm" svg:height="2.997cm" svg:x="15.032cm" svg:y="12.355cm">
              <text:p text:style-name="P7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5" draw:text-style-name="P1" draw:layer="layout" svg:width="3.097cm" svg:height="2.996cm" svg:x="14.704cm" svg:y="12.677cm">
              <text:p text:style-name="P7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6" draw:text-style-name="P1" draw:layer="layout" svg:x1="14.704cm" svg:y1="13.366cm" svg:x2="17.801cm" svg:y2="13.366cm">
              <text:p text:style-name="P7"/>
            </draw:line>
          </draw:g>
          <draw:frame draw:style-name="gr7" draw:text-style-name="P6" draw:layer="layout" svg:width="3.097cm" svg:height="0.439cm" svg:x="14.704cm" svg:y="12.802cm">
            <draw:text-box>
              <text:p text:style-name="P2"><text:span text:style-name="T4">Výkonné moduly</text:span></text:p>
            </draw:text-box>
          </draw:frame>
          <draw:frame draw:style-name="gr8" draw:layer="layout" svg:width="1.462cm" svg:height="0.789cm" svg:x="14.767cm" svg:y="13.507cm">
            <draw:text-box>
              <text:list text:style-name="L1">
                <text:list-item>
                  <text:p text:style-name="P4"><text:s/>traveller</text:p>
                </text:list-item>
              </text:list>
              <text:list text:style-name="L1">
                <text:list-item>
                  <text:p text:style-name="P4"><text:s text:c="2"/>...</text:p>
                </text:list-item>
              </text:list>
            </draw:text-box>
          </draw:frame>
        </draw:g>
        <draw:frame draw:style-name="gr16" draw:text-style-name="P2" draw:id="id2" draw:layer="layout" svg:width="2.867cm" svg:height="0.662cm" svg:x="8.756cm" svg:y="11.497cm">
          <draw:text-box>
            <text:p text:style-name="P2">Knihovna Beline</text:p>
          </draw:text-box>
          <draw:glue-point draw:id="4" svg:x="-1.81cm" svg:y="5cm"/>
          <draw:glue-point draw:id="5" svg:x="1.705cm" svg:y="5cm"/>
        </draw:frame>
        <draw:frame draw:style-name="gr16" draw:text-style-name="P2" draw:id="id1" draw:layer="layout" svg:width="2.867cm" svg:height="0.662cm" draw:transform="rotate (-1.57079632679579) translate (6.709cm 12.153cm)">
          <draw:text-box>
            <text:p text:style-name="P2">Knihovna Beline</text:p>
          </draw:text-box>
        </draw:frame>
        <draw:frame draw:style-name="gr16" draw:text-style-name="P2" draw:id="id3" draw:layer="layout" svg:width="2.867cm" svg:height="0.662cm" draw:transform="rotate (1.5707963267946) translate (14.049cm 15.592cm)">
          <draw:text-box>
            <text:p text:style-name="P2">Knihovna Beline</text:p>
          </draw:text-box>
        </draw:frame>
        <draw:frame draw:style-name="gr4" draw:text-style-name="P9" draw:layer="layout" svg:width="1.094cm" svg:height="0.395cm" svg:x="7.459cm" svg:y="13.156cm">
          <draw:text-box>
            <text:p text:style-name="P7"><text:span text:style-name="T5">D-BUS</text:span></text:p>
          </draw:text-box>
        </draw:frame>
      </draw:page>
      <draw:page draw:name="struktura master" draw:style-name="dp1" draw:master-page-name="Výchozí">
        <office:forms form:automatic-focus="false" form:apply-design-mode="false"/>
        <draw:custom-shape draw:style-name="gr17" draw:text-style-name="P2" draw:id="id9" draw:layer="layout" svg:width="3.695cm" svg:height="0.922cm" svg:x="2.931cm" svg:y="4.329cm">
          <text:p text:style-name="P2"><text:span text:style-name="T4">Transaction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id="id10" draw:layer="layout" svg:width="4.139cm" svg:height="0.921cm" svg:x="9.286cm" svg:y="4.33cm">
          <text:p text:style-name="P2"><text:span text:style-name="T4">Module 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id="id8" draw:layer="layout" svg:width="3.167cm" svg:height="0.922cm" svg:x="7.171cm" svg:y="5.7cm">
          <text:p text:style-name="P2"><text:span text:style-name="T4">BUS 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id="id7" draw:layer="layout" svg:width="4.039cm" svg:height="0.922cm" svg:x="2.872cm" svg:y="7.744cm">
          <text:p text:style-name="P2"><text:span text:style-name="T4">Configuration manag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81cm" svg:height="1.572cm" svg:x="8.186cm" svg:y="6.903cm">
          <text:p text:style-name="P7"/>
          <draw:enhanced-geometry svg:viewBox="0 0 21600 21600" draw:mirror-vertical="true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9" draw:text-style-name="P7" draw:layer="layout" svg:width="4.701cm" svg:height="1.653cm" svg:x="9.449cm" svg:y="6.918cm">
          <draw:text-box>
            <text:p text:style-name="P7">každý manažer může získat</text:p>
            <text:p text:style-name="P7">data konfigurace přes standardní</text:p>
            <text:p text:style-name="P7">objektové rozhranní</text:p>
          </draw:text-box>
        </draw:frame>
        <draw:connector draw:style-name="measure" draw:text-style-name="P1" draw:layer="layout" svg:x1="8.186cm" svg:y1="7.649cm" svg:x2="6.911cm" svg:y2="8.205cm" draw:end-shape="id7" draw:end-glue-point="1">
          <text:p text:style-name="P7"/>
        </draw:connector>
        <draw:connector draw:style-name="measure" draw:text-style-name="P1" draw:layer="layout" svg:x1="7.171cm" svg:y1="6.161cm" svg:x2="4.778cm" svg:y2="5.251cm" draw:start-shape="id8" draw:start-glue-point="3" draw:end-shape="id9" draw:end-glue-point="2">
          <text:p text:style-name="P7"/>
        </draw:connector>
        <draw:connector draw:style-name="measure" draw:text-style-name="P2" draw:layer="layout" svg:x1="9.286cm" svg:y1="4.79cm" svg:x2="6.626cm" svg:y2="4.79cm" draw:start-shape="id10" draw:start-glue-point="3" draw:end-shape="id9" draw:end-glue-point="1">
          <text:p text:style-name="P2">Start/Stop module</text:p>
        </draw:connector>
        <draw:line draw:style-name="gr20" draw:text-style-name="P1" draw:layer="layout" svg:x1="10.328cm" svg:y1="6.159cm" svg:x2="13.478cm" svg:y2="6.159cm">
          <text:p text:style-name="P7"/>
        </draw:line>
        <draw:line draw:style-name="gr21" draw:text-style-name="P1" draw:layer="layout" svg:x1="11.553cm" svg:y1="6.52cm" svg:x2="11.553cm" svg:y2="5.774cm">
          <text:p text:style-name="P7"/>
        </draw:line>
        <draw:line draw:style-name="gr20" draw:text-style-name="P1" draw:layer="layout" svg:x1="11.542cm" svg:y1="5.777cm" svg:x2="13.502cm" svg:y2="5.774cm">
          <text:p text:style-name="P7"/>
        </draw:line>
        <draw:line draw:style-name="gr20" draw:text-style-name="P1" draw:layer="layout" svg:x1="11.558cm" svg:y1="6.52cm" svg:x2="13.525cm" svg:y2="6.52cm">
          <text:p text:style-name="P7"/>
        </draw:line>
        <draw:frame draw:style-name="gr22" draw:text-style-name="P7" draw:layer="layout" svg:width="1.331cm" svg:height="0.395cm" svg:x="10.48cm" svg:y="5.795cm">
          <draw:text-box>
            <text:p text:style-name="P7">D-BUS</text:p>
          </draw:text-box>
        </draw:frame>
        <draw:frame draw:style-name="gr23" draw:text-style-name="P7" draw:layer="layout" svg:width="1.906cm" svg:height="0.914cm" svg:x="5.073cm" svg:y="5.551cm">
          <draw:text-box>
            <text:p text:style-name="P7">Bus driving</text:p>
          </draw:text-box>
        </draw:frame>
      </draw:page>
      <draw:page draw:name="struktura slave" draw:style-name="dp1" draw:master-page-name="Výchozí">
        <office:forms form:automatic-focus="false" form:apply-design-mode="false"/>
        <draw:custom-shape draw:style-name="gr17" draw:text-style-name="P1" draw:layer="layout" svg:width="3.167cm" svg:height="0.922cm" svg:x="7.171cm" svg:y="5.701cm">
          <text:p text:style-name="P2"><text:span text:style-name="T4">BUS 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id="id11" draw:layer="layout" svg:width="4.039cm" svg:height="0.922cm" svg:x="2.872cm" svg:y="7.745cm">
          <text:p text:style-name="P2"><text:span text:style-name="T4">Configuration manag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81cm" svg:height="1.572cm" svg:x="8.186cm" svg:y="6.904cm">
          <text:p text:style-name="P7"/>
          <draw:enhanced-geometry svg:viewBox="0 0 21600 21600" draw:mirror-vertical="true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9" draw:text-style-name="P7" draw:layer="layout" svg:width="4.701cm" svg:height="1.653cm" svg:x="9.449cm" svg:y="6.919cm">
          <draw:text-box>
            <text:p text:style-name="P7">každý manažer může získat</text:p>
            <text:p text:style-name="P7">data konfigurace přes standardní</text:p>
            <text:p text:style-name="P7">objektové rozhranní</text:p>
          </draw:text-box>
        </draw:frame>
        <draw:connector draw:style-name="measure" draw:text-style-name="P1" draw:layer="layout" svg:x1="8.186cm" svg:y1="7.65cm" svg:x2="6.911cm" svg:y2="8.206cm" draw:end-shape="id11" draw:end-glue-point="1">
          <text:p text:style-name="P7"/>
        </draw:connector>
        <draw:line draw:style-name="gr20" draw:text-style-name="P1" draw:layer="layout" svg:x1="10.328cm" svg:y1="6.16cm" svg:x2="13.478cm" svg:y2="6.16cm">
          <text:p text:style-name="P7"/>
        </draw:line>
        <draw:frame draw:style-name="gr22" draw:text-style-name="P7" draw:layer="layout" svg:width="1.331cm" svg:height="0.395cm" svg:x="10.48cm" svg:y="5.796cm">
          <draw:text-box>
            <text:p text:style-name="P7">D-BUS</text:p>
          </draw:text-box>
        </draw:frame>
      </draw:page>
      <draw:page draw:name="page4" draw:style-name="dp1" draw:master-page-name="Výchozí">
        <office:forms form:automatic-focus="false" form:apply-design-mode="false"/>
        <draw:frame draw:style-name="gr8" draw:layer="layout" svg:width="1.661cm" svg:height="0.395cm" svg:x="8.236cm" svg:y="2.175cm">
          <draw:text-box>
            <text:p text:style-name="P7">Traveller 1</text:p>
          </draw:text-box>
        </draw:frame>
        <draw:frame draw:style-name="gr8" draw:layer="layout" svg:width="1.661cm" svg:height="0.395cm" svg:x="11.386cm" svg:y="2.175cm">
          <draw:text-box>
            <text:p text:style-name="P7">Traveller 2</text:p>
          </draw:text-box>
        </draw:frame>
        <draw:frame draw:style-name="gr8" draw:layer="layout" svg:width="1.238cm" svg:height="0.395cm" svg:x="1.658cm" svg:y="2.175cm">
          <draw:text-box>
            <text:p text:style-name="P7">Uživatel</text:p>
          </draw:text-box>
        </draw:frame>
        <draw:frame draw:style-name="gr8" draw:layer="layout" svg:width="0.883cm" svg:height="0.395cm" svg:x="5.309cm" svg:y="2.174cm">
          <draw:text-box>
            <text:p text:style-name="P7">Jádro</text:p>
          </draw:text-box>
        </draw:frame>
        <draw:line draw:style-name="gr24" draw:text-style-name="P1" draw:layer="layout" svg:x1="5.693cm" svg:y1="2.484cm" svg:x2="5.693cm" svg:y2="10.517cm">
          <text:p text:style-name="P7"/>
        </draw:line>
        <draw:line draw:style-name="gr24" draw:text-style-name="P1" draw:layer="layout" svg:x1="2.341cm" svg:y1="2.484cm" svg:x2="2.344cm" svg:y2="10.517cm">
          <text:p text:style-name="P7"/>
        </draw:line>
        <draw:line draw:style-name="gr24" draw:text-style-name="P1" draw:layer="layout" svg:x1="12.114cm" svg:y1="2.484cm" svg:x2="12.114cm" svg:y2="10.483cm">
          <text:p text:style-name="P7"/>
        </draw:line>
        <draw:line draw:style-name="gr24" draw:text-style-name="P1" draw:layer="layout" svg:x1="8.942cm" svg:y1="2.484cm" svg:x2="8.942cm" svg:y2="10.517cm">
          <text:p text:style-name="P7"/>
        </draw:line>
        <draw:line draw:style-name="gr25" draw:text-style-name="P1" draw:layer="layout" svg:x1="2.322cm" svg:y1="3.726cm" svg:x2="5.693cm" svg:y2="3.718cm">
          <text:p text:style-name="P2">Navaž</text:p>
        </draw:line>
        <draw:line draw:style-name="gr25" draw:text-style-name="P1" draw:layer="layout" svg:x1="5.693cm" svg:y1="4.24cm" svg:x2="8.942cm" svg:y2="4.254cm">
          <text:p text:style-name="P2">LogIn</text:p>
        </draw:line>
        <draw:line draw:style-name="gr25" draw:text-style-name="P1" draw:layer="layout" svg:x1="8.942cm" svg:y1="4.756cm" svg:x2="12.124cm" svg:y2="4.756cm">
          <text:p text:style-name="P2">LogIn</text:p>
        </draw:line>
        <draw:line draw:style-name="gr25" draw:text-style-name="P1" draw:layer="layout" svg:x1="8.942cm" svg:y1="5.695cm" svg:x2="12.124cm" svg:y2="5.695cm">
          <text:p text:style-name="P2">Autentifikace</text:p>
        </draw:line>
        <draw:line draw:style-name="gr25" draw:text-style-name="P1" draw:layer="layout" svg:x1="8.942cm" svg:y1="6.699cm" svg:x2="12.124cm" svg:y2="6.699cm">
          <text:p text:style-name="P2">OK</text:p>
        </draw:line>
        <draw:line draw:style-name="gr25" draw:text-style-name="P1" draw:layer="layout" svg:x1="5.693cm" svg:y1="7.754cm" svg:x2="8.942cm" svg:y2="7.762cm">
          <text:p text:style-name="P2">OK</text:p>
        </draw:line>
        <draw:line draw:style-name="measure" draw:text-style-name="P1" draw:layer="layout" svg:x1="2.322cm" svg:y1="8.534cm" svg:x2="5.693cm" svg:y2="8.534cm">
          <text:p text:style-name="P2">OK</text:p>
        </draw:line>
        <draw:line draw:style-name="gr24" draw:text-style-name="P1" draw:layer="layout" svg:x1="5.689cm" svg:y1="2.485cm" svg:x2="5.689cm" svg:y2="10.517cm">
          <text:p text:style-name="P7"/>
        </draw:line>
        <draw:line draw:style-name="measure" draw:text-style-name="P1" draw:layer="layout" svg:x1="2.322cm" svg:y1="9.344cm" svg:x2="8.942cm" svg:y2="9.344cm">
          <text:p text:style-name="P7"/>
        </draw:line>
        <draw:line draw:style-name="measure" draw:text-style-name="P1" draw:layer="layout" svg:x1="8.942cm" svg:y1="9.344cm" svg:x2="12.124cm" svg:y2="9.344cm">
          <text:p text:style-name="P2">Zpráva</text:p>
        </draw:line>
        <draw:frame draw:style-name="gr8" draw:layer="layout" svg:width="1.094cm" svg:height="0.395cm" svg:x="6.019cm" svg:y="8.967cm">
          <draw:text-box>
            <text:p text:style-name="P7">Zpráva</text:p>
          </draw:text-box>
        </draw:frame>
      </draw:page>
      <draw:page draw:name="page5" draw:style-name="dp1" draw:master-page-name="Výchozí">
        <office:forms form:automatic-focus="false" form:apply-design-mode="false"/>
        <draw:frame draw:style-name="gr8" draw:text-style-name="P1" draw:layer="layout" svg:width="1.928cm" svg:height="0.789cm" svg:x="1.559cm" svg:y="1.679cm">
          <draw:text-box>
            <text:p text:style-name="P2">Zobrazovací</text:p>
            <text:p text:style-name="P2">modul</text:p>
          </draw:text-box>
        </draw:frame>
        <draw:frame draw:style-name="gr8" draw:text-style-name="P1" draw:layer="layout" svg:width="0.98cm" svg:height="0.789cm" svg:x="5.31cm" svg:y="1.678cm">
          <draw:text-box>
            <text:p text:style-name="P2">Měřící</text:p>
            <text:p text:style-name="P2">modul</text:p>
          </draw:text-box>
        </draw:frame>
        <draw:line draw:style-name="gr26" draw:text-style-name="P1" draw:layer="layout" svg:x1="5.694cm" svg:y1="2.485cm" svg:x2="5.694cm" svg:y2="8.157cm">
          <text:p text:style-name="P7"/>
        </draw:line>
        <draw:line draw:style-name="gr26" draw:text-style-name="P1" draw:layer="layout" svg:x1="2.342cm" svg:y1="2.485cm" svg:x2="2.345cm" svg:y2="8.157cm">
          <text:p text:style-name="P7"/>
        </draw:line>
        <draw:line draw:style-name="gr27" draw:text-style-name="P2" draw:layer="layout" svg:x1="2.323cm" svg:y1="3.727cm" svg:x2="5.694cm" svg:y2="3.719cm">
          <text:p text:style-name="P2">ALIVE</text:p>
        </draw:line>
        <draw:line draw:style-name="gr28" draw:text-style-name="P2" draw:layer="layout" svg:x1="2.324cm" svg:y1="4.319cm" svg:x2="5.695cm" svg:y2="4.327cm">
          <text:p text:style-name="P2">RETURN (0)</text:p>
        </draw:line>
        <draw:line draw:style-name="gr27" draw:text-style-name="P2" draw:layer="layout" svg:x1="2.325cm" svg:y1="5.319cm" svg:x2="5.696cm" svg:y2="5.327cm">
          <text:p text:style-name="P2">RUN[CPUFREQ(CPU1)]</text:p>
        </draw:line>
        <draw:line draw:style-name="gr28" draw:text-style-name="P2" draw:layer="layout" svg:x1="2.325cm" svg:y1="5.919cm" svg:x2="5.696cm" svg:y2="5.927cm">
          <text:p text:style-name="P2">STATUS(0)</text:p>
        </draw:line>
        <draw:line draw:style-name="gr28" draw:text-style-name="P2" draw:layer="layout" svg:x1="2.325cm" svg:y1="6.519cm" svg:x2="5.696cm" svg:y2="6.527cm">
          <text:p text:style-name="P2">STATUS(50)</text:p>
        </draw:line>
        <draw:line draw:style-name="gr28" draw:text-style-name="P2" draw:layer="layout" svg:x1="2.325cm" svg:y1="7.119cm" svg:x2="5.696cm" svg:y2="7.127cm">
          <text:p text:style-name="P2">RETURN (0;frekv,1000)</text:p>
        </draw:line>
        <draw:frame draw:style-name="gr29" draw:layer="layout" svg:width="4.155cm" svg:height="0.395cm" svg:x="1.859cm" svg:y="8.585cm">
          <draw:text-box>
            <text:p text:style-name="P7">Úspěšné získání informací</text:p>
          </draw:text-box>
        </draw:frame>
        <draw:frame draw:style-name="gr8" draw:text-style-name="P1" draw:layer="layout" svg:width="1.928cm" svg:height="0.789cm" svg:x="7.954cm" svg:y="1.68cm">
          <draw:text-box>
            <text:p text:style-name="P2">Zobrazovací</text:p>
            <text:p text:style-name="P2">modul</text:p>
          </draw:text-box>
        </draw:frame>
        <draw:frame draw:style-name="gr8" draw:text-style-name="P1" draw:layer="layout" svg:width="0.98cm" svg:height="0.789cm" svg:x="11.705cm" svg:y="1.679cm">
          <draw:text-box>
            <text:p text:style-name="P2">Měřící</text:p>
            <text:p text:style-name="P2">modul</text:p>
          </draw:text-box>
        </draw:frame>
        <draw:line draw:style-name="gr26" draw:text-style-name="P1" draw:layer="layout" svg:x1="12.089cm" svg:y1="2.486cm" svg:x2="12.089cm" svg:y2="8.158cm">
          <text:p text:style-name="P7"/>
        </draw:line>
        <draw:line draw:style-name="gr26" draw:text-style-name="P1" draw:layer="layout" svg:x1="8.737cm" svg:y1="2.486cm" svg:x2="8.74cm" svg:y2="8.158cm">
          <text:p text:style-name="P7"/>
        </draw:line>
        <draw:line draw:style-name="gr27" draw:text-style-name="P2" draw:layer="layout" svg:x1="8.718cm" svg:y1="3.728cm" svg:x2="12.089cm" svg:y2="3.72cm">
          <text:p text:style-name="P2">ALIVE</text:p>
        </draw:line>
        <draw:line draw:style-name="gr28" draw:text-style-name="P2" draw:layer="layout" svg:x1="8.719cm" svg:y1="4.32cm" svg:x2="12.09cm" svg:y2="4.328cm">
          <text:p text:style-name="P2">RETURN (0)</text:p>
        </draw:line>
        <draw:line draw:style-name="gr27" draw:text-style-name="P2" draw:layer="layout" svg:x1="8.72cm" svg:y1="5.32cm" svg:x2="12.091cm" svg:y2="5.328cm">
          <text:p text:style-name="P2">RUN[CPUFREQ(CPU1)]</text:p>
        </draw:line>
        <draw:line draw:style-name="gr28" draw:text-style-name="P2" draw:layer="layout" svg:x1="8.72cm" svg:y1="5.92cm" svg:x2="12.091cm" svg:y2="5.928cm">
          <text:p text:style-name="P2">RETURN(10;“Neexistuje“)</text:p>
        </draw:line>
        <draw:frame draw:style-name="gr29" draw:layer="layout" svg:width="4.807cm" svg:height="0.789cm" svg:x="8.443cm" svg:y="8.389cm">
          <draw:text-box>
            <text:p text:style-name="P7">Neúspěšné získání a zaslání</text:p>
            <text:p text:style-name="P7">doplňující informace inform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marker draw:name="Styl_20_šipky_20_2" draw:display-name="Styl šipky 2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vertical-align="middl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fill="none" text:animation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center" draw:textarea-vertical-align="bottom"/>
      <style:text-properties fo:font-size="10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David Kovář</meta:initial-creator>
    <meta:creation-date>2005-09-14T21:32:21</meta:creation-date>
    <dc:creator>David Kovář</dc:creator>
    <dc:date>2005-11-29T22:34:15</dc:date>
    <dc:language>cs-CZ</dc:language>
    <meta:editing-cycles>44</meta:editing-cycles>
    <meta:editing-duration>PT2H29M7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